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654d52-b421-498c-bf7a-a6c3584bb620</text:p>
          </table:table-cell>
          <table:table-cell office:value-type="string">
            <text:p>bgrinstall-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4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c92c167-fb03-430f-8914-f396cf1d83fd</text:p>
          </table:table-cell>
          <table:table-cell office:value-type="string">
            <text:p>bgrinstall-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4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9cd5649-3666-407f-a988-ca1a2b5fdf24</text:p>
          </table:table-cell>
          <table:table-cell office:value-type="string">
            <text:p>bgrinstall-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189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4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c5bdc8-86f3-408e-a0ec-99e642d36fc4</text:p>
          </table:table-cell>
          <table:table-cell office:value-type="string">
            <text:p>test0602.fba9c7d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5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2T08:05:07Z</text:p>
          </table:table-cell>
          <table:table-cell office:value-type="string">
            <text:p>2025-06-02T08:0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bff522-1c72-4cbd-9ec6-0cd176a36532</text:p>
          </table:table-cell>
          <table:table-cell office:value-type="string">
            <text:p>test.e298af6c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67.86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6-02T07:54:57Z</text:p>
          </table:table-cell>
          <table:table-cell office:value-type="string">
            <text:p>2025-06-02T09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0bfb49-218a-4561-ab00-e1b3625d799e</text:p>
          </table:table-cell>
          <table:table-cell office:value-type="string">
            <text:p>kwontest-02-9720-w00-e90d733e-t5vfb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8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9T05:20:58Z</text:p>
          </table:table-cell>
          <table:table-cell office:value-type="string">
            <text:p>2025-05-29T05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